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3.8243in" table:align="left"/>
    </style:style>
    <style:style style:name="Table1.A" style:family="table-column">
      <style:table-column-properties style:column-width="3.8243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3.6222in" table:align="left"/>
    </style:style>
    <style:style style:name="Table2.A" style:family="table-column">
      <style:table-column-properties style:column-width="3.6222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2.5701in" table:align="left"/>
    </style:style>
    <style:style style:name="Table3.A" style:family="table-column">
      <style:table-column-properties style:column-width="2.5701in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Text_20_body">
      <style:text-properties fo:language="el" fo:country="GR" style:text-underline-style="solid" style:text-underline-width="auto" style:text-underline-color="font-color" fo:font-weight="bold" officeooo:rsid="001e8521" officeooo:paragraph-rsid="001e8521" style:font-weight-asian="bold" style:font-weight-complex="bold"/>
    </style:style>
    <style:style style:name="P2" style:family="paragraph" style:parent-style-name="Text_20_body" style:list-style-name="L1">
      <style:text-properties fo:language="el" fo:country="GR" fo:font-style="normal" style:text-underline-style="none" fo:font-weight="normal" officeooo:rsid="001e8521" officeooo:paragraph-rsid="001e8521" style:font-style-asian="normal" style:font-weight-asian="normal" style:font-style-complex="normal" style:font-weight-complex="normal"/>
    </style:style>
    <style:style style:name="P3" style:family="paragraph" style:parent-style-name="Text_20_body" style:list-style-name="L1">
      <style:text-properties fo:font-weight="bold" officeooo:paragraph-rsid="001f729b" style:font-weight-asian="bold" style:font-weight-complex="bold"/>
    </style:style>
    <style:style style:name="P4" style:family="paragraph" style:parent-style-name="Text_20_body" style:list-style-name="L1">
      <style:text-properties officeooo:paragraph-rsid="001e8521"/>
    </style:style>
    <style:style style:name="P5" style:family="paragraph" style:parent-style-name="Text_20_body" style:list-style-name="L1">
      <style:text-properties officeooo:paragraph-rsid="001f0e0e"/>
    </style:style>
    <style:style style:name="P6" style:family="paragraph" style:parent-style-name="Standard">
      <style:text-properties fo:language="el" fo:country="GR" fo:font-weight="bold" officeooo:rsid="001e0dcf" officeooo:paragraph-rsid="001e0dcf" style:font-weight-asian="bold" style:font-weight-complex="bold"/>
    </style:style>
    <style:style style:name="P7" style:family="paragraph" style:parent-style-name="Standard">
      <style:text-properties fo:language="el" fo:country="GR" fo:font-weight="normal" officeooo:rsid="001e0dcf" officeooo:paragraph-rsid="001e0dcf" style:font-weight-asian="normal" style:font-weight-complex="normal"/>
    </style:style>
    <style:style style:name="P8" style:family="paragraph" style:parent-style-name="Standard">
      <style:text-properties fo:language="el" fo:country="GR" style:text-underline-style="solid" style:text-underline-width="auto" style:text-underline-color="font-color" fo:font-weight="bold" officeooo:rsid="001e0dcf" officeooo:paragraph-rsid="001e0dcf" style:font-weight-asian="bold" style:font-weight-complex="bold"/>
    </style:style>
    <style:style style:name="P9" style:family="paragraph" style:parent-style-name="Standard">
      <style:text-properties fo:language="el" fo:country="GR" style:text-underline-style="none" fo:font-weight="normal" officeooo:rsid="001e0dcf" officeooo:paragraph-rsid="001e0dcf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officeooo:rsid="001f0e0e" style:font-weight-asian="normal" style:font-weight-complex="normal"/>
    </style:style>
    <style:style style:name="T3" style:family="text">
      <style:text-properties fo:language="en" fo:country="US" fo:font-weight="normal" officeooo:rsid="001f729b" style:font-weight-asian="normal" style:font-weight-complex="normal"/>
    </style:style>
    <style:style style:name="T4" style:family="text">
      <style:text-properties fo:language="en" fo:country="US" fo:font-style="normal" style:text-underline-style="none" fo:font-weight="bold" officeooo:rsid="001e8521" style:font-style-asian="normal" style:font-weight-asian="bold" style:font-style-complex="normal" style:font-weight-complex="bold"/>
    </style:style>
    <style:style style:name="T5" style:family="text">
      <style:text-properties fo:language="en" fo:country="US" fo:font-style="normal" style:text-underline-style="none" fo:font-weight="bold" officeooo:rsid="001f0e0e" style:font-style-asian="normal" style:font-weight-asian="bold" style:font-style-complex="normal" style:font-weight-complex="bold"/>
    </style:style>
    <style:style style:name="T6" style:family="text">
      <style:text-properties fo:language="en" fo:country="US" fo:font-style="normal" style:text-underline-style="none" fo:font-weight="normal" officeooo:rsid="001e8521" style:font-style-asian="normal" style:font-weight-asian="normal" style:font-style-complex="normal" style:font-weight-complex="normal"/>
    </style:style>
    <style:style style:name="T7" style:family="text">
      <style:text-properties fo:language="en" fo:country="US" fo:font-style="normal" style:text-underline-style="none" fo:font-weight="normal" officeooo:rsid="001f0e0e" style:font-style-asian="normal" style:font-weight-asian="normal" style:font-style-complex="normal" style:font-weight-complex="normal"/>
    </style:style>
    <style:style style:name="T8" style:family="text">
      <style:text-properties fo:language="en" fo:country="US" fo:font-weight="bold" style:font-weight-asian="bold" style:font-weight-complex="bold"/>
    </style:style>
    <style:style style:name="T9" style:family="text">
      <style:text-properties fo:language="en" fo:country="US" officeooo:rsid="001f729b"/>
    </style:style>
    <style:style style:name="T10" style:family="text">
      <style:text-properties fo:language="el" fo:country="GR" fo:font-weight="normal" officeooo:rsid="001f0e0e" style:font-weight-asian="normal" style:font-weight-complex="normal"/>
    </style:style>
    <style:style style:name="T11" style:family="text">
      <style:text-properties fo:language="el" fo:country="GR" fo:font-weight="normal" officeooo:rsid="001f729b" style:font-weight-asian="normal" style:font-weight-complex="normal"/>
    </style:style>
    <style:style style:name="T12" style:family="text">
      <style:text-properties fo:language="el" fo:country="GR" fo:font-style="normal" style:text-underline-style="none" fo:font-weight="normal" officeooo:rsid="001e8521" style:font-style-asian="normal" style:font-weight-asian="normal" style:font-style-complex="normal" style:font-weight-complex="normal"/>
    </style:style>
    <style:style style:name="T13" style:family="text">
      <style:text-properties fo:language="el" fo:country="GR" fo:font-style="normal" style:text-underline-style="none" fo:font-weight="normal" officeooo:rsid="001f0e0e" style:font-style-asian="normal" style:font-weight-asian="normal" style:font-style-complex="normal" style:font-weight-complex="normal"/>
    </style:style>
    <style:style style:name="T14" style:family="text">
      <style:text-properties officeooo:rsid="001e8521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ΠΕΚΟΣ ΕΥΑΓΓΕΛΟΣ 1115201400157</text:p>
      <text:p text:style-name="P6">ΜΕΝΤΖΕΛΟΣ ΗΛΙΑΣ 1115201400106</text:p>
      <text:p text:style-name="P6">ΕΥΦΡΟΣΥΝΗ ΠΑΝΤΕΛΙΑΔΗ 1115201400301</text:p>
      <text:p text:style-name="P6"/>
      <text:p text:style-name="P6">3η Ασκηση ΥΣΒΔ 2017-2018</text:p>
      <text:p text:style-name="P6"/>
      <text:p text:style-name="P6"/>
      <text:p text:style-name="P7">Η υλοποιήση της εργάσιας έγινε σε γλώσσα <text:span text:style-name="T1">C </text:span>και βρισκεται στον φάκελο <text:span text:style-name="T1">sorted_file_64.</text:span></text:p>
      <text:p text:style-name="P7">Υλοποιήσαμε όλα τα ζητούμενα της εργασίας και είναι πληρώς λειτουργική. Παρακάτω ακολούθει μια <text:span text:style-name="T1">περιγρα</text:span><text:span text:style-name="T14">φη</text:span> των δομών και των συναρτήσεων και δομών που χρησιμοποιήσαμε για την άσκηση.</text:p>
      <text:p text:style-name="P7"/>
      <text:p text:style-name="P8">ΔΟΜΕΣ</text:p>
      <text:p text:style-name="P8"/>
      <text:p text:style-name="P9">Για την εργασία υλοποιήσαμε μια δομη <text:span text:style-name="T1">heap </text:span>με συναρτησεις :</text:p>
      <text:p text:style-name="P9"/>
      <text:p text:style-name="P9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bookmark text:name="LC22"/>void update_heap(heap * my_heap, heap_node * node);</text:p>
            <text:p text:style-name="Table_20_Contents"/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bookmark text:name="LC23"/>void add_heap(heap * my_heap, heap_node * node);</text:p>
            <text:p text:style-name="Table_20_Contents"/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<text:bookmark text:name="LC24"/>int is_empty_heap(heap * my_heap);</text:p>
            <text:p text:style-name="Table_20_Contents"/>
          </table:table-cell>
        </table:table-row>
      </table:table>
      <text:p text:style-name="Text_20_body">void delete_heap(heap ** my_heap); </text:p>
      <text:p text:style-name="P1">ΣΥΝΑΡΤΗΣΕΙΣ </text:p>
      <text:list xml:id="list2041049049" text:style-name="L1">
        <text:list-item>
          <text:p text:style-name="P2"><text:span text:style-name="T15">int Compare(Record* record1,Record* record2,int fieldNo)</text:span>: Την χρησιμοποιούμε για την συγκριση των εγγραφών με βάση το <text:span text:style-name="T1">fieldNo</text:span></text:p>
        </text:list-item>
        <text:list-item>
          <text:p text:style-name="P4"><text:span text:style-name="T4">void Sort_Each_BufferSize_Blocks(int fd_temp , int copied_blocks , int fieldNo, int bufferSize) : </text:span><text:span text:style-name="T12">Την χρησιμοποιούμε για το πρωτο βήμα της ταξινομησης. Ταξινομουμε επιτοπου τα </text:span><text:span text:style-name="T6">blocks </text:span><text:span text:style-name="T12">του αρχείου σύμφωνα με το </text:span><text:span text:style-name="T6">bufferSize. </text:span><text:span text:style-name="T12">Γιαύτο το βήμα της ταξινόμησης υλοποιήσαμε και κάναμε χρηση της </text:span><text:span text:style-name="T6">quicksort ( </text:span><text:span text:style-name="T8">void quicksort(char ** data, int low, int high, int fieldNo) </text:span><text:span text:style-name="T12">στην οποία αντίστοιχα χρησιμοποιουμε την </text:span><text:span text:style-name="T4">int partition(char ** data, int low, int high, int fieldNo) </text:span><text:span text:style-name="T13">η οποια κάνει τους απαραίτητους χωρίσμους για την </text:span><text:span text:style-name="T7">quicksort.</text:span></text:p>
        </text:list-item>
        <text:list-item>
          <text:p text:style-name="P5"><text:span text:style-name="T5">void Copy_Block(int fd , int fd_temp): </text:span><text:span text:style-name="T13">Την χρησιμοποιούμε για να αντιγράψουμε το αρχικό ΜΗ ταξινομημένο αρχειο (που προκειπτει απο την </text:span><text:span text:style-name="T7">SR_ErrorCode SR_InsertEntry(int fileDesc, Record record) ) </text:span><text:span text:style-name="T13">σε ένα προσωρινό ετσι ώστε σε αυτό να αρχίσουμε την ταξινόμηση.</text:span></text:p>
        </text:list-item>
        <text:list-item>
          <text:p text:style-name="P3">char * sort_by_level(int file_id, int level, int fieldNo, int bufferSize): <text:span text:style-name="T10">Εδω γίνονται τα επομενα επίπεδα της <text:s/>ταξινόμησης. Δημιουργει ενα νεο αρχειο οπου τα </text:span><text:span text:style-name="T2">blocks </text:span><text:span text:style-name="T10">είναι ταξινομημένα. Πιο συγκεκριμένα προκείται για μια επαναληψη όπου </text:span><text:span text:style-name="T11">φτιάχνει ενα προσώρινο άρχειο και έχει </text:span><text:span text:style-name="T3">bufferSize – 1 blocks </text:span><text:span text:style-name="T11">οπού απο τα οποία διάβαζει κάθε φορά το μικρότερο στοιχέιο με την χρήση του </text:span><text:span text:style-name="T3">heap </text:span><text:span text:style-name="T11">και γράφει στο νεο αρχειο. Ετσι σε κάθε επανάληψη ταξινομούνται (</text:span><text:span text:style-name="T3">bufferSize – 1 </text:span><text:span text:style-name="T11">)* </text:span><text:span text:style-name="T3">blocks </text:span><text:span text:style-name="T11">μέχρι να ταξινομηθούν όλα.</text:span></text:p>
        </text:list-item>
        <text:list-item>
          <text:p text:style-name="P3"><text:soft-page-break/>void SR_ReadRecord(void * data, Record * record) : <text:span text:style-name="T11">Διαβάζει μια εγγραφη απο το </text:span><text:span text:style-name="T3">block</text:span></text:p>
        </text:list-item>
        <text:list-item>
          <text:p text:style-name="P3"><text:span text:style-name="T9">void SR_PrintRecords(Record record) : </text:span><text:span text:style-name="T11">Γράφει μια εγγραφη στο </text:span><text:span text:style-name="T3">block </text:span></text:p>
        </text:list-item>
        <text:list-item>
          <text:p text:style-name="P3"><text:span text:style-name="T9">void SR_PrintRecords(Record record) : </text:span><text:span text:style-name="T11">Εκτυπωνει μια εγγραφη απο το </text:span><text:span text:style-name="T3">block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3T23:59:16.623000000</meta:creation-date>
    <dc:date>2018-01-14T00:36:14.618000000</dc:date>
    <meta:editing-duration>PT26M27S</meta:editing-duration>
    <meta:editing-cycles>3</meta:editing-cycles>
    <meta:generator>LibreOffice/5.4.4.2$Windows_X86_64 LibreOffice_project/2524958677847fb3bb44820e40380acbe820f960</meta:generator>
    <meta:document-statistic meta:table-count="3" meta:image-count="0" meta:object-count="0" meta:page-count="2" meta:paragraph-count="20" meta:word-count="330" meta:character-count="2248" meta:non-whitespace-character-count="1939"/>
  </office:meta>
</office:document-meta>
</file>